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p>
      <text:p text:style-name="Standard">Biathlon Olympic Data Viz, 1924-2014</text:p>
      <text:p text:style-name="Standard">********************************************</text:p>
      <text:p text:style-name="P1"/>
      <text:p text:style-name="Standard">A <text:span text:style-name="T2">biathlon</text:span> competition consists of a race in which contestants ski through a cross-country trail system whose total distance is divided into either two or four shooting rounds, half in prone position, the other half standing. Depending on the shooting performance, extra distance or time is added to the contestant's total skiing distance/time. The contestant with the shortest total time wins.</text:p>
      <text:p text:style-name="Standard"/>
      <text:p text:style-name="Standard">These are the steps in determining the ratio of Men and Women Participants won a Gold, Bronze and Silver medals through the use of analytical graphs for easier understanding.</text:p>
      <text:p text:style-name="Standard"/>
      <text:p text:style-name="Standard"><text:span text:style-name="T1">Steps:</text:span></text:p>
      <text:list xml:id="list334318313" text:style-name="WWNum2">
        <text:list-item>
          <text:p text:style-name="P2">Understand the table and identify the data needed.</text:p>
        </text:list-item>
        <text:list-item>
          <text:p text:style-name="P2">Filter the data to Biathlon Sport in order to get the total number of participants. </text:p>
        </text:list-item>
        <text:list-item>
          <text:p text:style-name="P2">Filter into men and women to identify the gender ratio.</text:p>
        </text:list-item>
        <text:list-item>
          <text:p text:style-name="P2">Filter into three types of Medal such as Gold, Bronze and Silver.</text:p>
        </text:list-item>
        <text:list-item>
          <text:p text:style-name="P2">Create a summary based on the given categories.</text:p>
        </text:list-item>
        <text:list-item>
          <text:p text:style-name="P2">Create any type of analytical graphs to serve as the visual explanation.</text:p>
        </text:list-item>
        <text:list-item>
          <text:p text:style-name="P2">Provide a brief explanation based on the visual shown</text:p>
        </text:list-item>
      </text:list>
      <text:p text:style-name="Standard"/>
      <text:p text:style-name="Standard"><text:span text:style-name="T1">Considerations:</text:span></text:p>
      <text:list xml:id="list480619851" text:style-name="WWNum1">
        <text:list-item>
          <text:p text:style-name="P3">Use of Illustrator and Photoshop to start conceptualizing the design.</text:p>
        </text:list-item>
        <text:list-item>
          <text:p text:style-name="P3">Once the design is formulated, Use Python in creating graphs.</text:p>
        </text:list-item>
        <text:list-item>
          <text:p text:style-name="P3">Use Use HTML, CSS in order to publish it to the web.</text:p>
        </text:list-item>
        <text:list-item>
          <text:p text:style-name="P3">Always make the graphs simple and easy to understa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225" meta:character-count="1392" meta:non-whitespace-character-count="1195"/>
    <meta:generator>LibreOfficeDev/6.0.5.2$Linux_X86_64 LibreOffice_project/</meta:generator>
  </office:meta>
</office:document-meta>
</file>